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76in" svg:height="3.5453in" svg:x="25.2126in" svg:y="2.4472in">
            <draw:object draw:notify-on-update-of-ranges="Sheet1.AL3:Sheet1.AL6 Sheet1.AM2:Sheet1.AM2 Sheet1.AM3:Sheet1.AM6 Sheet1.AL3:Sheet1.AL6 Sheet1.AN2:Sheet1.AN2 Sheet1.AN3:Sheet1.AN6 Sheet1.AL3:Sheet1.AL6 Sheet1.AO2:Sheet1.AO2 Sheet1.AO3:Sheet1.AO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6in" svg:height="3.5449in" svg:x="23.8252in" svg:y="5.626in">
            <draw:object draw:notify-on-update-of-ranges="Sheet1.AL9:Sheet1.AL12 Sheet1.AM8:Sheet1.AM8 Sheet1.AM9:Sheet1.AM12 Sheet1.AL9:Sheet1.AL12 Sheet1.AN8:Sheet1.AN8 Sheet1.AN9:Sheet1.AN12 Sheet1.AL9:Sheet1.AL12 Sheet1.AO8:Sheet1.AO8 Sheet1.AO9:Sheet1.AO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31.3043in" svg:y="3.085in">
            <draw:object draw:notify-on-update-of-ranges="Sheet1.AL15:Sheet1.AL17 Sheet1.AM14:Sheet1.AM14 Sheet1.AM15:Sheet1.AM17 Sheet1.AL15:Sheet1.AL17 Sheet1.AN14:Sheet1.AN14 Sheet1.AN15:Sheet1.AN17 Sheet1.AL15:Sheet1.AL17 Sheet1.AO14:Sheet1.AO14 Sheet1.AO15:Sheet1.AO17 Sheet1.AL15:Sheet1.AL17 Sheet1.AP14:Sheet1.AP14 Sheet1.AP15:Sheet1.AP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" table:formula="of:=AVERAGE([.C24];[.C59];[.C94])" office:value-type="float" office:value="53160144.4444445" calcext:value-type="float">
            <text:p>5.32E+007</text:p>
          </table:table-cell>
          <table:table-cell table:number-columns-repeated="2"/>
          <table:table-cell table:style-name="ce1" table:formula="of:=AVERAGE([.F24];[.F59];[.F94])" office:value-type="float" office:value="65739522.2222222" calcext:value-type="float">
            <text:p>6.57E+007</text:p>
          </table:table-cell>
          <table:table-cell table:number-columns-repeated="2"/>
          <table:table-cell table:style-name="ce1" table:formula="of:=AVERAGE([.I24];[.I59];[.I94])" office:value-type="float" office:value="55611388.8888889" calcext:value-type="float">
            <text:p>5.56E+007</text:p>
          </table:table-cell>
          <table:table-cell table:number-columns-repeated="2"/>
          <table:table-cell table:style-name="ce1" table:formula="of:=AVERAGE([.L24];[.L59];[.L94])" office:value-type="float" office:value="52127488.8888889" calcext:value-type="float">
            <text:p>5.21E+007</text:p>
          </table:table-cell>
          <table:table-cell table:number-columns-repeated="2"/>
          <table:table-cell table:style-name="ce1" table:formula="of:=AVERAGE([.O24];[.O59];[.O94])" office:value-type="float" office:value="62022300" calcext:value-type="float">
            <text:p>6.20E+007</text:p>
          </table:table-cell>
          <table:table-cell table:number-columns-repeated="2"/>
          <table:table-cell table:style-name="ce1" table:formula="of:=AVERAGE([.R24];[.R59];[.R94])" office:value-type="float" office:value="61875588.8888889" calcext:value-type="float">
            <text:p>6.19E+007</text:p>
          </table:table-cell>
          <table:table-cell table:number-columns-repeated="2"/>
          <table:table-cell table:style-name="ce1" table:formula="of:=AVERAGE([.U24];[.U59];[.U94])" office:value-type="float" office:value="61312755.5555556" calcext:value-type="float">
            <text:p>6.13E+007</text:p>
          </table:table-cell>
          <table:table-cell table:number-columns-repeated="2"/>
          <table:table-cell table:style-name="ce1" table:formula="of:=AVERAGE([.X24];[.X59];[.X94])" office:value-type="float" office:value="59685844.4444445" calcext:value-type="float">
            <text:p>5.97E+007</text:p>
          </table:table-cell>
          <table:table-cell table:number-columns-repeated="2"/>
          <table:table-cell table:style-name="ce1" table:formula="of:=AVERAGE([.Z24];[.Z25];[.Z26])" office:value-type="float" office:value="60726900" calcext:value-type="float">
            <text:p>6.07E+007</text:p>
          </table:table-cell>
          <table:table-cell table:number-columns-repeated="2"/>
          <table:table-cell table:style-name="ce1" table:formula="of:=AVERAGE([.AC24];[.AC25];[.AC26])" office:value-type="float" office:value="59943900" calcext:value-type="float">
            <text:p>5.99E+007</text:p>
          </table:table-cell>
          <table:table-cell table:number-columns-repeated="2"/>
          <table:table-cell table:style-name="ce1" table:formula="of:=AVERAGE([.AF24];[.AF25];[.AF26])" office:value-type="float" office:value="60131333.3333333" calcext:value-type="float">
            <text:p>6.01E+007</text:p>
          </table:table-cell>
          <table:table-cell table:number-columns-repeated="2"/>
          <table:table-cell table:style-name="ce1" table:formula="of:=AVERAGE([.AI24];[.AI25];[.AI26])" office:value-type="float" office:value="60145000" calcext:value-type="float">
            <text:p>6.01E+007</text:p>
          </table:table-cell>
          <table:table-cell/>
          <table:table-cell office:value-type="string" calcext:value-type="string">
            <text:p>graph generatio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0.0420649" calcext:value-type="float">
            <text:p>0.0420649</text:p>
          </table:table-cell>
          <table:table-cell office:value-type="float" office:value="0.401828" calcext:value-type="float">
            <text:p>0.401828</text:p>
          </table:table-cell>
          <table:table-cell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802279" calcext:value-type="float">
            <text:p>0.00802279</text:p>
          </table:table-cell>
          <table:table-cell office:value-type="float" office:value="0.0266311" calcext:value-type="float">
            <text:p>0.0266311</text:p>
          </table:table-cell>
          <table:table-cell office:value-type="float" office:value="0.233926" calcext:value-type="float">
            <text:p>0.233926</text:p>
          </table:table-cell>
          <table:table-cell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546694" calcext:value-type="float">
            <text:p>0.00546694</text:p>
          </table:table-cell>
          <table:table-cell office:value-type="float" office:value="0.0147672" calcext:value-type="float">
            <text:p>0.0147672</text:p>
          </table:table-cell>
          <table:table-cell office:value-type="float" office:value="0.121639" calcext:value-type="float">
            <text:p>0.121639</text:p>
          </table:table-cell>
          <table:table-cell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99" calcext:value-type="float">
            <text:p>0.010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46694" calcext:value-type="float">
            <text:p>0.005466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16112" calcext:value-type="float">
            <text:p>0.004161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0649" calcext:value-type="float">
            <text:p>0.042064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6311" calcext:value-type="float">
            <text:p>0.026631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7672" calcext:value-type="float">
            <text:p>0.014767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8494" calcext:value-type="float">
            <text:p>0.0090849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828" calcext:value-type="float">
            <text:p>0.40182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233926" calcext:value-type="float">
            <text:p>0.23392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121639" calcext:value-type="float">
            <text:p>0.1216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4748" calcext:value-type="float">
            <text:p>0.06474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0416112" calcext:value-type="float">
            <text:p>0.00416112</text:p>
          </table:table-cell>
          <table:table-cell office:value-type="float" office:value="0.00908494" calcext:value-type="float">
            <text:p>0.00908494</text:p>
          </table:table-cell>
          <table:table-cell office:value-type="float" office:value="0.064748" calcext:value-type="float">
            <text:p>0.064748</text:p>
          </table:table-cell>
          <table:table-cell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8131" calcext:value-type="float">
            <text:p>0.00281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51899" calcext:value-type="float">
            <text:p>0.0045189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401" calcext:value-type="float">
            <text:p>0.009804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2511" calcext:value-type="float">
            <text:p>0.019251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95" calcext:value-type="float">
            <text:p>0.0171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712" calcext:value-type="float">
            <text:p>0.015971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782759" calcext:value-type="float">
            <text:p>0.078275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49531" calcext:value-type="float">
            <text:p>0.14953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3748" calcext:value-type="float">
            <text:p>0.12374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12965" calcext:value-type="float">
            <text:p>0.112965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Scale 10</text:p>
          </table:table-cell>
          <table:table-cell office:value-type="string" calcext:value-type="string">
            <text:p>Scale 12</text:p>
          </table:table-cell>
          <table:table-cell office:value-type="string" calcext:value-type="string">
            <text:p>Scale 15</text:p>
          </table:table-cell>
          <table:table-cell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9397" calcext:value-type="float">
            <text:p>0.0002939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6048" calcext:value-type="float">
            <text:p>0.00024604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21011" calcext:value-type="float">
            <text:p>0.000921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177" calcext:value-type="float">
            <text:p>0.00093817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75132" calcext:value-type="float">
            <text:p>0.00097513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11911" calcext:value-type="float">
            <text:p>0.008119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8791" calcext:value-type="float">
            <text:p>0.00828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5906" calcext:value-type="float">
            <text:p>0.0082590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826001" calcext:value-type="float">
            <text:p>0.00826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3160144.4444445" calcext:value-type="float">
            <text:p>53160144.4444445</text:p>
          </table:table-cell>
          <table:table-cell office:value-type="float" office:value="62022300" calcext:value-type="float">
            <text:p>62022300</text:p>
          </table:table-cell>
          <table:table-cell office:value-type="float" office:value="60726900" calcext:value-type="float">
            <text:p>60726900</text:p>
          </table:table-cell>
          <table:table-cell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48449" calcext:value-type="float">
            <text:p>0.00034844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98977" calcext:value-type="float">
            <text:p>0.00029897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9" calcext:value-type="float">
            <text:p>0.001051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357" calcext:value-type="float">
            <text:p>0.0010535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143" calcext:value-type="float">
            <text:p>0.0010514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62861" calcext:value-type="float">
            <text:p>0.008628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539" calcext:value-type="float">
            <text:p>0.008715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1158" calcext:value-type="float">
            <text:p>0.0087115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870955" calcext:value-type="float">
            <text:p>0.008709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5739522.2222222" calcext:value-type="float">
            <text:p>65739522.2222222</text:p>
          </table:table-cell>
          <table:table-cell office:value-type="float" office:value="61875588.8888889" calcext:value-type="float">
            <text:p>61875588.8888889</text:p>
          </table:table-cell>
          <table:table-cell table:style-name="ce1" office:value-type="float" office:value="59943900" calcext:value-type="float">
            <text:p>5.99E+007</text:p>
          </table:table-cell>
          <table:table-cell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53456" calcext:value-type="float">
            <text:p>0.00035345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0884" calcext:value-type="float">
            <text:p>0.0003008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" calcext:value-type="float">
            <text:p>0.0010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906" calcext:value-type="float">
            <text:p>0.001059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596" calcext:value-type="float">
            <text:p>0.001055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804" calcext:value-type="float">
            <text:p>0.001098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63302" calcext:value-type="float">
            <text:p>0.008633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235" calcext:value-type="float">
            <text:p>0.008723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944" calcext:value-type="float">
            <text:p>0.0087194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871694" calcext:value-type="float">
            <text:p>0.0087169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5611388.8888889" calcext:value-type="float">
            <text:p>55611388.8888889</text:p>
          </table:table-cell>
          <table:table-cell office:value-type="float" office:value="61312755.5555556" calcext:value-type="float">
            <text:p>61312755.5555556</text:p>
          </table:table-cell>
          <table:table-cell table:style-name="ce1" office:value-type="float" office:value="60131333.3333333" calcext:value-type="float">
            <text:p>6.01E+007</text:p>
          </table:table-cell>
          <table:table-cell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7985" calcext:value-type="float">
            <text:p>0.00035798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01" calcext:value-type="float">
            <text:p>0.0010600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406" calcext:value-type="float">
            <text:p>0.0010640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941" calcext:value-type="float">
            <text:p>0.0010594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197" calcext:value-type="float">
            <text:p>0.0011019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63886" calcext:value-type="float">
            <text:p>0.008638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80039" calcext:value-type="float">
            <text:p>0.0088003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6" calcext:value-type="float">
            <text:p>0.00872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872457" calcext:value-type="float">
            <text:p>0.008724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127488.8888889" calcext:value-type="float">
            <text:p>52127488.8888889</text:p>
          </table:table-cell>
          <table:table-cell office:value-type="float" office:value="59685844.4444445" calcext:value-type="float">
            <text:p>59685844.4444445</text:p>
          </table:table-cell>
          <table:table-cell table:style-name="ce1" office:value-type="float" office:value="60145000" calcext:value-type="float">
            <text:p>6.01E+007</text:p>
          </table:table-cell>
          <table:table-cell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93867" calcext:value-type="float">
            <text:p>0.00039386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944" calcext:value-type="float">
            <text:p>0.0003099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6716" calcext:value-type="float">
            <text:p>0.0010671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294" calcext:value-type="float">
            <text:p>0.0011129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503" calcext:value-type="float">
            <text:p>0.0010750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912" calcext:value-type="float">
            <text:p>0.0011091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65984" calcext:value-type="float">
            <text:p>0.0086598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90708" calcext:value-type="float">
            <text:p>0.0089070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4779" calcext:value-type="float">
            <text:p>0.011477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75998" calcext:value-type="float">
            <text:p>0.00875998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52673" calcext:value-type="float">
            <text:p>0.00035267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74" calcext:value-type="float">
            <text:p>0.00030037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0393" calcext:value-type="float">
            <text:p>0.0003003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7" calcext:value-type="float">
            <text:p>0.001053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196" calcext:value-type="float">
            <text:p>0.001061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394" calcext:value-type="float">
            <text:p>0.001053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16" calcext:value-type="float">
            <text:p>0.0010961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6255" calcext:value-type="float">
            <text:p>0.00862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4859" calcext:value-type="float">
            <text:p>0.0087485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6078" calcext:value-type="float">
            <text:p>0.008760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871102" calcext:value-type="float">
            <text:p>0.00871102</text:p>
          </table:table-cell>
          <table:table-cell table:number-columns-repeated="2"/>
          <table:table-cell office:value-type="string" calcext:value-type="string">
            <text:p>Scal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s</text:p>
          </table:table-cell>
          <table:table-cell office:value-type="string" calcext:value-type="string">
            <text:p>4 CPUs</text:p>
          </table:table-cell>
          <table:table-cell office:value-type="string" calcext:value-type="string">
            <text:p>8 CPUs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09395" calcext:value-type="float">
            <text:p>1.0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18124" calcext:value-type="float">
            <text:p>7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9192" calcext:value-type="float">
            <text:p>7.6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77152" calcext:value-type="float">
            <text:p>1.7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8807" calcext:value-type="float">
            <text:p>2.2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9424" calcext:value-type="float">
            <text:p>1.59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6291" calcext:value-type="float">
            <text:p>1.63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647715" calcext:value-type="float">
            <text:p>6.4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804176" calcext:value-type="float">
            <text:p>8.04E-00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351406" calcext:value-type="float">
            <text:p>0.0003514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583635" calcext:value-type="float">
            <text:p>5.84E-00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160144.4444445" calcext:value-type="float">
            <text:p>53160144.4444445</text:p>
          </table:table-cell>
          <table:table-cell office:value-type="float" office:value="65739522.2222222" calcext:value-type="float">
            <text:p>65739522.2222222</text:p>
          </table:table-cell>
          <table:table-cell office:value-type="float" office:value="55611388.8888889" calcext:value-type="float">
            <text:p>55611388.8888889</text:p>
          </table:table-cell>
          <table:table-cell office:value-type="float" office:value="52127488.8888889" calcext:value-type="float">
            <text:p>52127488.8888889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022300" calcext:value-type="float">
            <text:p>62022300</text:p>
          </table:table-cell>
          <table:table-cell office:value-type="float" office:value="61875588.8888889" calcext:value-type="float">
            <text:p>61875588.8888889</text:p>
          </table:table-cell>
          <table:table-cell office:value-type="float" office:value="61312755.5555556" calcext:value-type="float">
            <text:p>61312755.5555556</text:p>
          </table:table-cell>
          <table:table-cell office:value-type="float" office:value="59685844.4444445" calcext:value-type="float">
            <text:p>59685844.4444445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0726900" calcext:value-type="float">
            <text:p>60726900</text:p>
          </table:table-cell>
          <table:table-cell table:style-name="ce1" office:value-type="float" office:value="59943900" calcext:value-type="float">
            <text:p>5.99E+007</text:p>
          </table:table-cell>
          <table:table-cell table:style-name="ce1" office:value-type="float" office:value="60131333.3333333" calcext:value-type="float">
            <text:p>6.01E+007</text:p>
          </table:table-cell>
          <table:table-cell table:style-name="ce1" office:value-type="float" office:value="60145000" calcext:value-type="float">
            <text:p>6.01E+007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5" calcext:value-type="float">
            <text:p>524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1595200" calcext:value-type="float">
            <text:p>4.1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857900" calcext:value-type="float">
            <text:p>5.2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1410600" calcext:value-type="float">
            <text:p>6.1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847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961100" calcext:value-type="float">
            <text:p>6.1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087200" calcext:value-type="float">
            <text:p>5.9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542100" calcext:value-type="float">
            <text:p>6.0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616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677600" calcext:value-type="float">
            <text:p>4.5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850100" calcext:value-type="float">
            <text:p>5.99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5764400" calcext:value-type="float">
            <text:p>4.58E+007</text:p>
          </table:table-cell>
          <table:table-cell table:style-name="ce1" table:formula="of:=AVERAGE([.B24];[.B25];[.B26])" office:value-type="float" office:value="46377433.3333333" calcext:value-type="float">
            <text:p>4.6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24];[.E25];[.E26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064000" calcext:value-type="float">
            <text:p>5.41E+007</text:p>
          </table:table-cell>
          <table:table-cell table:style-name="ce1" table:formula="of:=AVERAGE([.H24];[.H25];[.H26])" office:value-type="float" office:value="544224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894300" calcext:value-type="float">
            <text:p>5.39E+007</text:p>
          </table:table-cell>
          <table:table-cell table:style-name="ce1" table:formula="of:=AVERAGE([.K24];[.K25];[.K26])" office:value-type="float" office:value="54380233.3333333" calcext:value-type="float">
            <text:p>5.4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24900" calcext:value-type="float">
            <text:p>6.18E+007</text:p>
          </table:table-cell>
          <table:table-cell table:style-name="ce1" table:formula="of:=AVERAGE([.N24];[.N25];[.N26])" office:value-type="float" office:value="620815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89400" calcext:value-type="float">
            <text:p>6.16E+007</text:p>
          </table:table-cell>
          <table:table-cell table:style-name="ce1" table:formula="of:=AVERAGE([.Q24];[.Q25];[.Q26])" office:value-type="float" office:value="61890900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859700" calcext:value-type="float">
            <text:p>6.19E+007</text:p>
          </table:table-cell>
          <table:table-cell table:style-name="ce1" table:formula="of:=AVERAGE([.T24];[.T25];[.T26])" office:value-type="float" office:value="62083866.6666667" calcext:value-type="float">
            <text:p>6.2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70700" calcext:value-type="float">
            <text:p>5.95E+007</text:p>
          </table:table-cell>
          <table:table-cell table:style-name="ce1" table:formula="of:=AVERAGE([.W24];[.W25];[.W26])" office:value-type="float" office:value="59688633.3333333" calcext:value-type="float">
            <text:p>5.9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0689200" calcext:value-type="float">
            <text:p>6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59575200" calcext:value-type="float">
            <text:p>5.9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83100" calcext:value-type="float">
            <text:p>6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60092900" calcext:value-type="float">
            <text:p>6.01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6350900" calcext:value-type="float">
            <text:p>4.6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449500" calcext:value-type="float">
            <text:p>5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1184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8806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62300" calcext:value-type="float">
            <text:p>6.2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83800" calcext:value-type="float">
            <text:p>5.9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730200" calcext:value-type="float">
            <text:p>6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00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28300" calcext:value-type="float">
            <text:p>6.0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0145500" calcext:value-type="float">
            <text:p>6.01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7017000" calcext:value-type="float">
            <text:p>4.7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796900" calcext:value-type="float">
            <text:p>5.4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014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2027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329600" calcext:value-type="float">
            <text:p>6.2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761300" calcext:value-type="float">
            <text:p>6.0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562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82600" calcext:value-type="float">
            <text:p>6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0196600" calcext:value-type="float">
            <text:p>6.02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55730200" calcext:value-type="float">
            <text:p>5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5846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155500" calcext:value-type="float">
            <text:p>7.1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535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206300" calcext:value-type="float">
            <text:p>6.7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4574200" calcext:value-type="float">
            <text:p>6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259000" calcext:value-type="float">
            <text:p>6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80000" calcext:value-type="float">
            <text:p>6.3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3472700" calcext:value-type="float">
            <text:p>6.35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6453800" calcext:value-type="float">
            <text:p>4.6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420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538600" calcext:value-type="float">
            <text:p>5.4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790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7111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181100" calcext:value-type="float">
            <text:p>6.2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858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783200" calcext:value-type="float">
            <text:p>6.0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927900" calcext:value-type="float">
            <text:p>5.99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844600" calcext:value-type="float">
            <text:p>5.9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0186400" calcext:value-type="float">
            <text:p>6.02E+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81541" calcext:value-type="float">
            <text:p>18154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4285" calcext:value-type="float">
            <text:p>16428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5946" calcext:value-type="float">
            <text:p>17594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1671" calcext:value-type="float">
            <text:p>13167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514" calcext:value-type="float">
            <text:p>16751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503" calcext:value-type="float">
            <text:p>11850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1944" calcext:value-type="float">
            <text:p>11194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7506" calcext:value-type="float">
            <text:p>5750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9402" calcext:value-type="float">
            <text:p>6940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02428" calcext:value-type="float">
            <text:p>3024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0804.3" calcext:value-type="float">
            <text:p>5080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800059" calcext:value-type="float">
            <text:p>0.080005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029" calcext:value-type="float">
            <text:p>0.10702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05" calcext:value-type="float">
            <text:p>0.10890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6872" calcext:value-type="float">
            <text:p>0.28687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94731" calcext:value-type="float">
            <text:p>0.39473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3365" calcext:value-type="float">
            <text:p>0.40336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9878" calcext:value-type="float">
            <text:p>0.409878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2.33735" calcext:value-type="float">
            <text:p>2.3373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17234" calcext:value-type="float">
            <text:p>3.172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23485" calcext:value-type="float">
            <text:p>3.2348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3.31684" calcext:value-type="float">
            <text:p>3.316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112" calcext:value-type="float">
            <text:p>0.11511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38" calcext:value-type="float">
            <text:p>0.1453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99" calcext:value-type="float">
            <text:p>0.14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29572" calcext:value-type="float">
            <text:p>0.42957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6231" calcext:value-type="float">
            <text:p>0.54623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53076" calcext:value-type="float">
            <text:p>0.55307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7389" calcext:value-type="float">
            <text:p>0.5673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3.62522" calcext:value-type="float">
            <text:p>3.6252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19255" calcext:value-type="float">
            <text:p>4.192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5592" calcext:value-type="float">
            <text:p>4.35592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4.30688" calcext:value-type="float">
            <text:p>4.306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8332" calcext:value-type="float">
            <text:p>0.1683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12" calcext:value-type="float">
            <text:p>0.1981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098" calcext:value-type="float">
            <text:p>0.20709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142" calcext:value-type="float">
            <text:p>0.6614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84018" calcext:value-type="float">
            <text:p>0.784018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7443" calcext:value-type="float">
            <text:p>0.757443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7989" calcext:value-type="float">
            <text:p>0.7779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4.94966" calcext:value-type="float">
            <text:p>4.9496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88635" calcext:value-type="float">
            <text:p>5.8863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449" calcext:value-type="float">
            <text:p>5.744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5.77104" calcext:value-type="float">
            <text:p>5.77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955" calcext:value-type="float">
            <text:p>0.2359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946" calcext:value-type="float">
            <text:p>0.2794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524" calcext:value-type="float">
            <text:p>0.27852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274" calcext:value-type="float">
            <text:p>1.032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9906" calcext:value-type="float">
            <text:p>1.099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3128" calcext:value-type="float">
            <text:p>1.13128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6547" calcext:value-type="float">
            <text:p>1.0654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6.97087" calcext:value-type="float">
            <text:p>6.97087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78661" calcext:value-type="float">
            <text:p>7.7866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44915" calcext:value-type="float">
            <text:p>7.4491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7.67595" calcext:value-type="float">
            <text:p>7.675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7255" calcext:value-type="float">
            <text:p>0.327255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762" calcext:value-type="float">
            <text:p>0.36276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2672" calcext:value-type="float">
            <text:p>0.36267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40552" calcext:value-type="float">
            <text:p>1.4055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0194" calcext:value-type="float">
            <text:p>1.501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1527" calcext:value-type="float">
            <text:p>1.515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7294" calcext:value-type="float">
            <text:p>1.3729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46329" calcext:value-type="float">
            <text:p>9.4632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7296" calcext:value-type="float">
            <text:p>9.5729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54546" calcext:value-type="float">
            <text:p>9.54546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9.67836" calcext:value-type="float">
            <text:p>9.678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841" calcext:value-type="float">
            <text:p>0.17884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873" calcext:value-type="float">
            <text:p>0.2128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639" calcext:value-type="float">
            <text:p>0.2166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7189" calcext:value-type="float">
            <text:p>0.73718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9696" calcext:value-type="float">
            <text:p>0.83969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41194" calcext:value-type="float">
            <text:p>0.8411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32071" calcext:value-type="float">
            <text:p>0.83207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35534" calcext:value-type="float">
            <text:p>5.3553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3142" calcext:value-type="float">
            <text:p>6.03142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5.94195" calcext:value-type="float">
            <text:p>5.9419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6.04244" calcext:value-type="float">
            <text:p>6.042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3182" calcext:value-type="float">
            <text:p>0.07131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5965" calcext:value-type="float">
            <text:p>0.076596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5293" calcext:value-type="float">
            <text:p>0.07529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791" calcext:value-type="float">
            <text:p>0.34791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716" calcext:value-type="float">
            <text:p>0.33071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30272" calcext:value-type="float">
            <text:p>0.33027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96588" calcext:value-type="float">
            <text:p>0.29658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8812" calcext:value-type="float">
            <text:p>2.0881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2.00526" calcext:value-type="float">
            <text:p>2.00526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86922" calcext:value-type="float">
            <text:p>1.8692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1.91972" calcext:value-type="float">
            <text:p>1.91972</text:p>
          </table:table-cell>
          <table:table-cell table:number-columns-repeated="7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8039" calcext:value-type="float">
            <text:p>0.010803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02279" calcext:value-type="float">
            <text:p>0.0080227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30005" calcext:value-type="float">
            <text:p>0.0053000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398493" calcext:value-type="float">
            <text:p>0.0039849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2233" calcext:value-type="float">
            <text:p>0.04223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81" calcext:value-type="float">
            <text:p>0.014958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887489" calcext:value-type="float">
            <text:p>0.008874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897" calcext:value-type="float">
            <text:p>0.002578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65219" calcext:value-type="float">
            <text:p>0.005652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591" calcext:value-type="float">
            <text:p>0.004885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229" calcext:value-type="float">
            <text:p>0.00442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00579" calcext:value-type="float">
            <text:p>0.010057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297" calcext:value-type="float">
            <text:p>0.01729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9" calcext:value-type="float">
            <text:p>0.01594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65121" calcext:value-type="float">
            <text:p>0.0002651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581" calcext:value-type="float">
            <text:p>0.0002458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7026" calcext:value-type="float">
            <text:p>0.000967026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59873" calcext:value-type="float">
            <text:p>0.00095987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2019" calcext:value-type="float">
            <text:p>0.00096201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337601" calcext:value-type="float">
            <text:p>0.000337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64406" calcext:value-type="float">
            <text:p>0.00026440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696" calcext:value-type="float">
            <text:p>0.001096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346899" calcext:value-type="float">
            <text:p>0.00034689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76446" calcext:value-type="float">
            <text:p>0.00027644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03" calcext:value-type="float">
            <text:p>0.00030303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994" calcext:value-type="float">
            <text:p>0.0010999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08" calcext:value-type="float">
            <text:p>0.001097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353098" calcext:value-type="float">
            <text:p>0.00035309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1055" calcext:value-type="float">
            <text:p>0.0002510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1957" calcext:value-type="float">
            <text:p>0.0003019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5057" calcext:value-type="float">
            <text:p>0.00030505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412" calcext:value-type="float">
            <text:p>0.00110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92" calcext:value-type="float">
            <text:p>0.001102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383139" calcext:value-type="float">
            <text:p>0.00038313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7798" calcext:value-type="float">
            <text:p>0.000307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09229" calcext:value-type="float">
            <text:p>0.0003092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3044" calcext:value-type="float">
            <text:p>0.00031304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0483" calcext:value-type="float">
            <text:p>0.0011048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389" calcext:value-type="float">
            <text:p>0.001113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343993" calcext:value-type="float">
            <text:p>0.00034399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0578" calcext:value-type="float">
            <text:p>0.0002505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81997" calcext:value-type="float">
            <text:p>0.00028199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643" calcext:value-type="float">
            <text:p>0.00030264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" calcext:value-type="float">
            <text:p>0.001056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834" calcext:value-type="float">
            <text:p>0.0010983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33" calcext:value-type="float">
            <text:p>0.001096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169539" calcext:value-type="float">
            <text:p>1.7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06639" calcext:value-type="float">
            <text:p>1.0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97322" calcext:value-type="float">
            <text:p>1.97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97092" calcext:value-type="float">
            <text:p>7.97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36382" calcext:value-type="float">
            <text:p>1.36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4236" calcext:value-type="float">
            <text:p>1.84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0054" calcext:value-type="float">
            <text:p>1.80E-0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42760000" calcext:value-type="float">
            <text:p>4.2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3226400" calcext:value-type="float">
            <text:p>5.3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980200" calcext:value-type="float">
            <text:p>5.3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334600" calcext:value-type="float">
            <text:p>5.2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9316700" calcext:value-type="float">
            <text:p>5.9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834300" calcext:value-type="float">
            <text:p>5.88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46397900" calcext:value-type="float">
            <text:p>4.64E+007</text:p>
          </table:table-cell>
          <table:table-cell table:style-name="ce1" table:formula="of:=AVERAGE([.B59];[.B60];[.B61])" office:value-type="float" office:value="47384200" calcext:value-type="float">
            <text:p>4.7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5256700" calcext:value-type="float">
            <text:p>6.53E+007</text:p>
          </table:table-cell>
          <table:table-cell table:style-name="ce1" table:formula="of:=AVERAGE([.E59];[.E60];[.E61])" office:value-type="float" office:value="65885533.3333333" calcext:value-type="float">
            <text:p>6.5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4256000" calcext:value-type="float">
            <text:p>5.43E+007</text:p>
          </table:table-cell>
          <table:table-cell table:style-name="ce1" table:formula="of:=AVERAGE([.H59];[.H60];[.H61])" office:value-type="float" office:value="58493466.6666667" calcext:value-type="float">
            <text:p>5.85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704800" calcext:value-type="float">
            <text:p>5.37E+007</text:p>
          </table:table-cell>
          <table:table-cell table:style-name="ce1" table:formula="of:=AVERAGE([.K59];[.K60];[.K61])" office:value-type="float" office:value="54058400" calcext:value-type="float">
            <text:p>5.41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59];[.N60];[.N61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59];[.Q60];[.Q61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355200" calcext:value-type="float">
            <text:p>5.94E+007</text:p>
          </table:table-cell>
          <table:table-cell table:style-name="ce1" table:formula="of:=AVERAGE([.T59];[.T60];[.T61])" office:value-type="float" office:value="59559233.3333333" calcext:value-type="float">
            <text:p>5.96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19300" calcext:value-type="float">
            <text:p>5.94E+007</text:p>
          </table:table-cell>
          <table:table-cell table:style-name="ce1" table:formula="of:=AVERAGE([.W59];[.W60];[.W61])" office:value-type="float" office:value="59688800" calcext:value-type="float">
            <text:p>5.97E+007</text:p>
          </table:table-cell>
          <table:table-cell table:number-columns-repeated="2"/>
          <table:table-cell table:style-name="ce1" table:formula="of:=AVERAGE([.Z59];[.Z60];[.Z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C59];[.AC60];[.AC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F59];[.AF60];[.AF61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I59];[.AI60];[.AI61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47227000" calcext:value-type="float">
            <text:p>4.7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262900" calcext:value-type="float">
            <text:p>5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4064000" calcext:value-type="float">
            <text:p>5.41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580300" calcext:value-type="float">
            <text:p>5.9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735700" calcext:value-type="float">
            <text:p>5.97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48527700" calcext:value-type="float">
            <text:p>4.8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1961500" calcext:value-type="float">
            <text:p>6.2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742200" calcext:value-type="float">
            <text:p>5.9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1794300" calcext:value-type="float">
            <text:p>6.1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6649200" calcext:value-type="float">
            <text:p>6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7769700" calcext:value-type="float">
            <text:p>6.7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74600" calcext:value-type="float">
            <text:p>6.8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122400" calcext:value-type="float">
            <text:p>6.81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47625900" calcext:value-type="float">
            <text:p>4.7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5380900" calcext:value-type="float">
            <text:p>6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8096400" calcext:value-type="float">
            <text:p>5.8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1332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303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667200" calcext:value-type="float">
            <text:p>5.9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76500" calcext:value-type="float">
            <text:p>5.98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295729" calcext:value-type="float">
            <text:p>29572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350554" calcext:value-type="float">
            <text:p>3505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12165" calcext:value-type="float">
            <text:p>51216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9627" calcext:value-type="float">
            <text:p>17962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0884" calcext:value-type="float">
            <text:p>10088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6096" calcext:value-type="float">
            <text:p>1260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3686" calcext:value-type="float">
            <text:p>1236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279" calcext:value-type="float">
            <text:p>0.07992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634" calcext:value-type="float">
            <text:p>0.107634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392" calcext:value-type="float">
            <text:p>0.107392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11646" calcext:value-type="float">
            <text:p>0.111646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79" calcext:value-type="float">
            <text:p>0.2856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71" calcext:value-type="float">
            <text:p>0.38997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13926" calcext:value-type="float">
            <text:p>0.4139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4889" calcext:value-type="float">
            <text:p>0.11488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2573" calcext:value-type="float">
            <text:p>0.14257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914" calcext:value-type="float">
            <text:p>0.14591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744" calcext:value-type="float">
            <text:p>0.1474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191" calcext:value-type="float">
            <text:p>0.43019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721" calcext:value-type="float">
            <text:p>0.54721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8424" calcext:value-type="float">
            <text:p>0.5484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727" calcext:value-type="float">
            <text:p>0.167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6689" calcext:value-type="float">
            <text:p>0.196689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2837" calcext:value-type="float">
            <text:p>0.20283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1057" calcext:value-type="float">
            <text:p>0.2105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6026" calcext:value-type="float">
            <text:p>0.6602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5192" calcext:value-type="float">
            <text:p>0.77519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52101" calcext:value-type="float">
            <text:p>0.752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5543" calcext:value-type="float">
            <text:p>0.23554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2655" calcext:value-type="float">
            <text:p>0.27265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6901" calcext:value-type="float">
            <text:p>0.2690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8175" calcext:value-type="float">
            <text:p>0.278175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973" calcext:value-type="float">
            <text:p>1.02973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8009" calcext:value-type="float">
            <text:p>1.080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4058" calcext:value-type="float">
            <text:p>1.040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633" calcext:value-type="float">
            <text:p>0.32963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1699" calcext:value-type="float">
            <text:p>0.3616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0131" calcext:value-type="float">
            <text:p>0.3601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2102" calcext:value-type="float">
            <text:p>0.37210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14" calcext:value-type="float">
            <text:p>1.399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014" calcext:value-type="float">
            <text:p>1.52014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7027" calcext:value-type="float">
            <text:p>1.270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9131" calcext:value-type="float">
            <text:p>0.17913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0594" calcext:value-type="float">
            <text:p>0.210594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2535" calcext:value-type="float">
            <text:p>0.212535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0973" calcext:value-type="float">
            <text:p>0.220973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539" calcext:value-type="float">
            <text:p>0.7355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27021" calcext:value-type="float">
            <text:p>0.82702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88435" calcext:value-type="float">
            <text:p>0.7884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20635" calcext:value-type="float">
            <text:p>0.0720635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64627" calcext:value-type="float">
            <text:p>0.07646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34314" calcext:value-type="float">
            <text:p>0.0734314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91839" calcext:value-type="float">
            <text:p>0.0791839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13" calcext:value-type="float">
            <text:p>0.34591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1803" calcext:value-type="float">
            <text:p>0.3180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63335" calcext:value-type="float">
            <text:p>0.263335</text:p>
          </table:table-cell>
          <table:table-cell table:number-columns-repeated="19"/>
        </table:table-row>
        <table:table-row table:style-name="ro1">
          <table:table-cell table:number-columns-repeated="42"/>
        </table:table-row>
        <table:table-row table:style-name="ro1"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10932" calcext:value-type="float">
            <text:p>0.01093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767398" calcext:value-type="float">
            <text:p>0.0076739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559092" calcext:value-type="float">
            <text:p>0.00559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454092" calcext:value-type="float">
            <text:p>0.0045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41904" calcext:value-type="float">
            <text:p>0.0419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71258" calcext:value-type="float">
            <text:p>0.027125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4955" calcext:value-type="float">
            <text:p>0.01495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0903797" calcext:value-type="float">
            <text:p>0.009037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7993" calcext:value-type="float">
            <text:p>0.0025799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592494" calcext:value-type="float">
            <text:p>0.0059249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8821" calcext:value-type="float">
            <text:p>0.004882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444698" calcext:value-type="float">
            <text:p>0.0044469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98002" calcext:value-type="float">
            <text:p>0.009800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96469" calcext:value-type="float">
            <text:p>0.019646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7175" calcext:value-type="float">
            <text:p>0.0171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9421" calcext:value-type="float">
            <text:p>0.01594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0231028" calcext:value-type="float">
            <text:p>0.00023102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2912" calcext:value-type="float">
            <text:p>0.000229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49147" calcext:value-type="float">
            <text:p>0.000249147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288963" calcext:value-type="float">
            <text:p>0.00028896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18865" calcext:value-type="float">
            <text:p>0.00091886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7939" calcext:value-type="float">
            <text:p>0.00093793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38892" calcext:value-type="float">
            <text:p>0.00093889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0960827" calcext:value-type="float">
            <text:p>0.0009608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0247002" calcext:value-type="float">
            <text:p>0.0002470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247955" calcext:value-type="float">
            <text:p>0.0002479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01123" calcext:value-type="float">
            <text:p>0.00030112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0335932" calcext:value-type="float">
            <text:p>0.00033593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5405" calcext:value-type="float">
            <text:p>0.0010540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4702" calcext:value-type="float">
            <text:p>0.00104702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09386" calcext:value-type="float">
            <text:p>0.00109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0248909" calcext:value-type="float">
            <text:p>0.00024890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250101" calcext:value-type="float">
            <text:p>0.0002501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03984" calcext:value-type="float">
            <text:p>0.0003039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0342369" calcext:value-type="float">
            <text:p>0.00034236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691" calcext:value-type="float">
            <text:p>0.00105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834" calcext:value-type="float">
            <text:p>0.001058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525" calcext:value-type="float">
            <text:p>0.001052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09792" calcext:value-type="float">
            <text:p>0.001097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0252008" calcext:value-type="float">
            <text:p>0.00025200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252962" calcext:value-type="float">
            <text:p>0.00025296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06487" calcext:value-type="float">
            <text:p>0.00030648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0347018" calcext:value-type="float">
            <text:p>0.000347018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049" calcext:value-type="float">
            <text:p>0.001060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6549" calcext:value-type="float">
            <text:p>0.00106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10257" calcext:value-type="float">
            <text:p>0.001102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0263929" calcext:value-type="float">
            <text:p>0.00026392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4951" calcext:value-type="float">
            <text:p>0.00031495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11136" calcext:value-type="float">
            <text:p>0.00031113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0356913" calcext:value-type="float">
            <text:p>0.00035691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6396" calcext:value-type="float">
            <text:p>0.00116396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98" calcext:value-type="float">
            <text:p>0.001111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0798" calcext:value-type="float">
            <text:p>0.001079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111103" calcext:value-type="float">
            <text:p>0.001111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0249531" calcext:value-type="float">
            <text:p>0.00024953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253081" calcext:value-type="float">
            <text:p>0.0002530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02982" calcext:value-type="float">
            <text:p>0.00030298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0341494" calcext:value-type="float">
            <text:p>0.000341494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655" calcext:value-type="float">
            <text:p>0.0010565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6285" calcext:value-type="float">
            <text:p>0.00106285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513" calcext:value-type="float">
            <text:p>0.0010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096" calcext:value-type="float">
            <text:p>0.00109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time</text:p>
          </table:table-cell>
          <table:table-cell table:style-name="ce1" office:value-type="float" office:value="0.00000499418" calcext:value-type="float">
            <text:p>4.99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24988" calcext:value-type="float">
            <text:p>1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76821" calcext:value-type="float">
            <text:p>7.6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091809" calcext:value-type="float">
            <text:p>9.18E-006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5207" calcext:value-type="float">
            <text:p>2.25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229749" calcext:value-type="float">
            <text:p>2.30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5841" calcext:value-type="float">
            <text:p>1.58E-005</text:p>
          </table:table-cell>
          <table:table-cell/>
          <table:table-cell office:value-type="string" calcext:value-type="string">
            <text:p>stddev_time</text:p>
          </table:table-cell>
          <table:table-cell table:style-name="ce1" office:value-type="float" office:value="0.0000182674" calcext:value-type="float">
            <text:p>1.83E-0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16383" calcext:value-type="float">
            <text:p>16383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5" calcext:value-type="float">
            <text:p>655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62073400" calcext:value-type="float">
            <text:p>6.2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017600" calcext:value-type="float">
            <text:p>5.20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2655400" calcext:value-type="float">
            <text:p>5.2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5902000" calcext:value-type="float">
            <text:p>4.5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6303500" calcext:value-type="float">
            <text:p>5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35200" calcext:value-type="float">
            <text:p>5.89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0691900" calcext:value-type="float">
            <text:p>6.0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8985800" calcext:value-type="float">
            <text:p>5.90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65009700" calcext:value-type="float">
            <text:p>6.50E+007</text:p>
          </table:table-cell>
          <table:table-cell table:style-name="ce1" table:formula="of:=AVERAGE([.B94];[.B95];[.B96])" office:value-type="float" office:value="65718800" calcext:value-type="float">
            <text:p>6.57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4764600" calcext:value-type="float">
            <text:p>6.48E+007</text:p>
          </table:table-cell>
          <table:table-cell table:style-name="ce1" table:formula="of:=AVERAGE([.E94];[.E95];[.E96])" office:value-type="float" office:value="65447500" calcext:value-type="float">
            <text:p>6.54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3454100" calcext:value-type="float">
            <text:p>5.35E+007</text:p>
          </table:table-cell>
          <table:table-cell table:style-name="ce1" table:formula="of:=AVERAGE([.H94];[.H95];[.H96])" office:value-type="float" office:value="53918266.6666667" calcext:value-type="float">
            <text:p>5.3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47210800" calcext:value-type="float">
            <text:p>4.72E+007</text:p>
          </table:table-cell>
          <table:table-cell table:style-name="ce1" table:formula="of:=AVERAGE([.K94];[.K95];[.K96])" office:value-type="float" office:value="47943833.3333333" calcext:value-type="float">
            <text:p>4.7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797100" calcext:value-type="float">
            <text:p>6.18E+007</text:p>
          </table:table-cell>
          <table:table-cell table:style-name="ce1" table:formula="of:=AVERAGE([.N94];[.N95];[.N96])" office:value-type="float" office:value="61992666.6666667" calcext:value-type="float">
            <text:p>6.20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1506800" calcext:value-type="float">
            <text:p>6.15E+007</text:p>
          </table:table-cell>
          <table:table-cell table:style-name="ce1" table:formula="of:=AVERAGE([.Q94];[.Q95];[.Q96])" office:value-type="float" office:value="61867933.3333333" calcext:value-type="float">
            <text:p>6.19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62027200" calcext:value-type="float">
            <text:p>6.20E+007</text:p>
          </table:table-cell>
          <table:table-cell table:style-name="ce1" table:formula="of:=AVERAGE([.T94];[.T95];[.T96])" office:value-type="float" office:value="62295166.6666667" calcext:value-type="float">
            <text:p>6.23E+007</text:p>
          </table:table-cell>
          <table:table-cell office:value-type="string" calcext:value-type="string">
            <text:p>firstquartile_TEPS</text:p>
          </table:table-cell>
          <table:table-cell table:style-name="ce1" office:value-type="float" office:value="59438600" calcext:value-type="float">
            <text:p>5.94E+007</text:p>
          </table:table-cell>
          <table:table-cell table:style-name="ce1" table:formula="of:=AVERAGE([.W94];[.W95];[.W96])" office:value-type="float" office:value="59680100" calcext:value-type="float">
            <text:p>5.97E+007</text:p>
          </table:table-cell>
          <table:table-cell table:number-columns-repeated="2"/>
          <table:table-cell table:style-name="ce1" table:formula="of:=AVERAGE([.Z94];[.Z95];[.Z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C94];[.AC95];[.AC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F94];[.AF95];[.AF96])" office:value-type="string" office:string-value="" calcext:value-type="error">
            <text:p>#DIV/0!</text:p>
          </table:table-cell>
          <table:table-cell table:number-columns-repeated="2"/>
          <table:table-cell table:style-name="ce1" table:formula="of:=AVERAGE([.AI94];[.AI95];[.AI96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65819200" calcext:value-type="float">
            <text:p>6.58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5505500" calcext:value-type="float">
            <text:p>6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3894300" calcext:value-type="float">
            <text:p>5.3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7851900" calcext:value-type="float">
            <text:p>4.7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006300" calcext:value-type="float">
            <text:p>6.2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1922400" calcext:value-type="float">
            <text:p>6.19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62266100" calcext:value-type="float">
            <text:p>6.2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59690300" calcext:value-type="float">
            <text:p>5.97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66327500" calcext:value-type="float">
            <text:p>6.63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6072400" calcext:value-type="float">
            <text:p>6.61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4406400" calcext:value-type="float">
            <text:p>5.4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768800" calcext:value-type="float">
            <text:p>4.8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174600" calcext:value-type="float">
            <text:p>6.2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62592200" calcext:value-type="float">
            <text:p>6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59911400" calcext:value-type="float">
            <text:p>5.99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70913600" calcext:value-type="float">
            <text:p>7.0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503900" calcext:value-type="float">
            <text:p>7.1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5756300" calcext:value-type="float">
            <text:p>6.5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6695800" calcext:value-type="float">
            <text:p>5.6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71321700" calcext:value-type="float">
            <text:p>7.1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71300" calcext:value-type="float">
            <text:p>6.9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9800300" calcext:value-type="float">
            <text:p>6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68206900" calcext:value-type="float">
            <text:p>6.82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65655100" calcext:value-type="float">
            <text:p>6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4734100" calcext:value-type="float">
            <text:p>6.4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4072600" calcext:value-type="float">
            <text:p>5.41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7974500" calcext:value-type="float">
            <text:p>4.8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027500" calcext:value-type="float">
            <text:p>6.20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1659800" calcext:value-type="float">
            <text:p>6.1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62336900" calcext:value-type="float">
            <text:p>6.2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59795000" calcext:value-type="float">
            <text:p>5.98E+0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165553" calcext:value-type="float">
            <text:p>16555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02783" calcext:value-type="float">
            <text:p>40278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72731" calcext:value-type="float">
            <text:p>17273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2496" calcext:value-type="float">
            <text:p>16249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6574" calcext:value-type="float">
            <text:p>16657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7925" calcext:value-type="float">
            <text:p>167925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18339" calcext:value-type="float">
            <text:p>11833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5563" calcext:value-type="float">
            <text:p>12556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_validate</text:p>
          </table:table-cell>
          <table:table-cell office:value-type="float" office:value="0.0799041" calcext:value-type="float">
            <text:p>0.0799041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7479" calcext:value-type="float">
            <text:p>0.10747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8915" calcext:value-type="float">
            <text:p>0.108915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109347" calcext:value-type="float">
            <text:p>0.10934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285649" calcext:value-type="float">
            <text:p>0.285649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57" calcext:value-type="float">
            <text:p>0.3857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389963" calcext:value-type="float">
            <text:p>0.389963</text:p>
          </table:table-cell>
          <table:table-cell/>
          <table:table-cell office:value-type="string" calcext:value-type="string">
            <text:p>min_validate</text:p>
          </table:table-cell>
          <table:table-cell office:value-type="float" office:value="0.405267" calcext:value-type="float">
            <text:p>0.4052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irstquartile_validate</text:p>
          </table:table-cell>
          <table:table-cell office:value-type="float" office:value="0.115055" calcext:value-type="float">
            <text:p>0.115055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4356" calcext:value-type="float">
            <text:p>0.144356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54" calcext:value-type="float">
            <text:p>0.14554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145233" calcext:value-type="float">
            <text:p>0.14523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430288" calcext:value-type="float">
            <text:p>0.430288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33483" calcext:value-type="float">
            <text:p>0.533483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68799" calcext:value-type="float">
            <text:p>0.568799</text:p>
          </table:table-cell>
          <table:table-cell/>
          <table:table-cell office:value-type="string" calcext:value-type="string">
            <text:p>firstquartile_validate</text:p>
          </table:table-cell>
          <table:table-cell office:value-type="float" office:value="0.549821" calcext:value-type="float">
            <text:p>0.5498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dian_validate</text:p>
          </table:table-cell>
          <table:table-cell office:value-type="float" office:value="0.166432" calcext:value-type="float">
            <text:p>0.166432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227" calcext:value-type="float">
            <text:p>0.207227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207414" calcext:value-type="float">
            <text:p>0.20741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198594" calcext:value-type="float">
            <text:p>0.19859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659305" calcext:value-type="float">
            <text:p>0.659305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38136" calcext:value-type="float">
            <text:p>0.738136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74104" calcext:value-type="float">
            <text:p>0.774104</text:p>
          </table:table-cell>
          <table:table-cell/>
          <table:table-cell office:value-type="string" calcext:value-type="string">
            <text:p>median_validate</text:p>
          </table:table-cell>
          <table:table-cell office:value-type="float" office:value="0.79197" calcext:value-type="float">
            <text:p>0.791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irdquartile_validate</text:p>
          </table:table-cell>
          <table:table-cell office:value-type="float" office:value="0.236109" calcext:value-type="float">
            <text:p>0.23610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266" calcext:value-type="float">
            <text:p>0.27626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92381" calcext:value-type="float">
            <text:p>0.29238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276559" calcext:value-type="float">
            <text:p>0.276559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3006" calcext:value-type="float">
            <text:p>1.03006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0.946771" calcext:value-type="float">
            <text:p>0.946771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02574" calcext:value-type="float">
            <text:p>1.02574</text:p>
          </table:table-cell>
          <table:table-cell/>
          <table:table-cell office:value-type="string" calcext:value-type="string">
            <text:p>thirdquartile_validate</text:p>
          </table:table-cell>
          <table:table-cell office:value-type="float" office:value="1.1697" calcext:value-type="float">
            <text:p>1.16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_validate</text:p>
          </table:table-cell>
          <table:table-cell office:value-type="float" office:value="0.329012" calcext:value-type="float">
            <text:p>0.32901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64227" calcext:value-type="float">
            <text:p>0.364227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84331" calcext:value-type="float">
            <text:p>0.384331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0.379032" calcext:value-type="float">
            <text:p>0.379032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999" calcext:value-type="float">
            <text:p>1.3999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20378" calcext:value-type="float">
            <text:p>1.20378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38963" calcext:value-type="float">
            <text:p>1.38963</text:p>
          </table:table-cell>
          <table:table-cell/>
          <table:table-cell office:value-type="string" calcext:value-type="string">
            <text:p>max_validate</text:p>
          </table:table-cell>
          <table:table-cell office:value-type="float" office:value="1.52556" calcext:value-type="float">
            <text:p>1.525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ean_validate</text:p>
          </table:table-cell>
          <table:table-cell office:value-type="float" office:value="0.178591" calcext:value-type="float">
            <text:p>0.17859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4658" calcext:value-type="float">
            <text:p>0.2146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23058" calcext:value-type="float">
            <text:p>0.223058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216001" calcext:value-type="float">
            <text:p>0.216001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35626" calcext:value-type="float">
            <text:p>0.735626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748839" calcext:value-type="float">
            <text:p>0.748839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11207" calcext:value-type="float">
            <text:p>0.811207</text:p>
          </table:table-cell>
          <table:table-cell/>
          <table:table-cell office:value-type="string" calcext:value-type="string">
            <text:p>mean_validate</text:p>
          </table:table-cell>
          <table:table-cell office:value-type="float" office:value="0.868066" calcext:value-type="float">
            <text:p>0.86806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dev_validate</text:p>
          </table:table-cell>
          <table:table-cell office:value-type="float" office:value="0.0715408" calcext:value-type="float">
            <text:p>0.071540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75027" calcext:value-type="float">
            <text:p>0.077502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840247" calcext:value-type="float">
            <text:p>0.0840247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0788698" calcext:value-type="float">
            <text:p>0.078869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5963" calcext:value-type="float">
            <text:p>0.345963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3918" calcext:value-type="float">
            <text:p>0.23918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284482" calcext:value-type="float">
            <text:p>0.284482</text:p>
          </table:table-cell>
          <table:table-cell/>
          <table:table-cell office:value-type="string" calcext:value-type="string">
            <text:p>stddev_validate</text:p>
          </table:table-cell>
          <table:table-cell office:value-type="float" office:value="0.340441" calcext:value-type="float">
            <text:p>0.34044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6:19:39.407365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4:14:36.315763926</meta:creation-date>
    <dc:date>2015-06-25T16:44:39.122162901</dc:date>
    <meta:editing-duration>PT6H40M59S</meta:editing-duration>
    <meta:editing-cycles>7</meta:editing-cycles>
    <meta:generator>LibreOffice/4.2.7.2$Linux_X86_64 LibreOffice_project/420m0$Build-2</meta:generator>
    <meta:document-statistic meta:table-count="1" meta:cell-count="20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title svg:x="6.208cm" svg:y="0.316cm" chart:style-name="ch2">
          <text:p>Graph generation</text:p>
        </chart:title>
        <chart:legend chart:legend-position="end" svg:x="13.304cm" svg:y="3.706cm" style:legend-expansion="high" chart:style-name="ch3"/>
        <chart:plot-area chart:style-name="ch4" table:cell-range-address="Sheet1.AL3:Sheet1.AO6 Sheet1.AM2:Sheet1.AO2" chart:data-source-has-labels="row" svg:x="1.33cm" svg:y="1.301cm" svg:width="11.655cm" svg:height="6.544cm">
          <chartooo:coordinate-region svg:x="2.242cm" svg:y="1.501cm" svg:width="10.649cm" svg:height="5.697cm"/>
          <chart:axis chart:dimension="x" chart:name="primary-x" chart:style-name="ch5">
            <chart:title svg:x="5.883cm" svg:y="8.025cm" chart:style-name="ch6">
              <text:p>Number of CPUs</text:p>
            </chart:title>
          </chart:axis>
          <chart:axis chart:dimension="y" chart:name="primary-y" chart:style-name="ch5">
            <chart:title svg:x="0.451cm" svg:y="4.974cm" chart:style-name="ch7">
              <text:p>Time</text:p>
            </chart:title>
            <chart:grid chart:style-name="ch8" chart:class="major"/>
          </chart:axis>
          <chart:series chart:style-name="ch9" chart:values-cell-range-address="Sheet1.AM3:Sheet1.AM6" chart:label-cell-address="Sheet1.AM2:Sheet1.AM2" chart:class="chart:scatter">
            <chart:domain table:cell-range-address="Sheet1.AL3:Sheet1.AL6"/>
            <chart:data-point chart:repeated="4"/>
          </chart:series>
          <chart:series chart:style-name="ch10" chart:values-cell-range-address="Sheet1.AN3:Sheet1.AN6" chart:label-cell-address="Sheet1.AN2:Sheet1.AN2" chart:class="chart:scatter">
            <chart:data-point chart:repeated="4"/>
          </chart:series>
          <chart:series chart:style-name="ch11" chart:values-cell-range-address="Sheet1.AO3:Sheet1.AO6" chart:label-cell-address="Sheet1.AO2:Sheet1.AO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Scale 10</text:p>
                <draw:g>
                  <svg:desc>Sheet1.AM2:Sheet1.AM2</svg:desc>
                </draw:g>
              </table:table-cell>
              <table:table-cell office:value-type="string">
                <text:p>Scale 12</text:p>
                <draw:g>
                  <svg:desc>Sheet1.AN2:Sheet1.AN2</svg:desc>
                </draw:g>
              </table:table-cell>
              <table:table-cell office:value-type="string">
                <text:p>Scale 15</text:p>
                <draw:g>
                  <svg:desc>Sheet1.AO2:Sheet1.A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3:Sheet1.AL6</svg:desc>
                </draw:g>
              </table:table-cell>
              <table:table-cell office:value-type="float" office:value="0.010999">
                <text:p>0.010999</text:p>
                <draw:g>
                  <svg:desc>Sheet1.AM3:Sheet1.AM6</svg:desc>
                </draw:g>
              </table:table-cell>
              <table:table-cell office:value-type="float" office:value="0.0420649">
                <text:p>0.0420649</text:p>
                <draw:g>
                  <svg:desc>Sheet1.AN3:Sheet1.AN6</svg:desc>
                </draw:g>
              </table:table-cell>
              <table:table-cell office:value-type="float" office:value="0.401828">
                <text:p>0.401828</text:p>
                <draw:g>
                  <svg:desc>Sheet1.AO3:Sheet1.AO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802279">
                <text:p>0.00802279</text:p>
              </table:table-cell>
              <table:table-cell office:value-type="float" office:value="0.0266311">
                <text:p>0.0266311</text:p>
              </table:table-cell>
              <table:table-cell office:value-type="float" office:value="0.233926">
                <text:p>0.233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546694">
                <text:p>0.00546694</text:p>
              </table:table-cell>
              <table:table-cell office:value-type="float" office:value="0.0147672">
                <text:p>0.0147672</text:p>
              </table:table-cell>
              <table:table-cell office:value-type="float" office:value="0.121639">
                <text:p>0.121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416112">
                <text:p>0.00416112</text:p>
              </table:table-cell>
              <table:table-cell office:value-type="float" office:value="0.00908494">
                <text:p>0.00908494</text:p>
              </table:table-cell>
              <table:table-cell office:value-type="float" office:value="0.064748">
                <text:p>0.0647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4.356cm" svg:y="0.316cm" chart:style-name="ch2">
          <text:p>Edges traversed vs Number of CPU</text:p>
        </chart:title>
        <chart:legend chart:legend-position="end" svg:x="13.304cm" svg:y="3.705cm" style:legend-expansion="high" chart:style-name="ch3"/>
        <chart:plot-area chart:style-name="ch4" table:cell-range-address="Sheet1.AL9:Sheet1.AO12 Sheet1.AM8:Sheet1.AO8" chart:data-source-has-labels="row" svg:x="1.33cm" svg:y="1.301cm" svg:width="11.655cm" svg:height="6.543cm">
          <chartooo:coordinate-region svg:x="3.063cm" svg:y="1.501cm" svg:width="9.828cm" svg:height="5.696cm"/>
          <chart:axis chart:dimension="x" chart:name="primary-x" chart:style-name="ch5">
            <chart:title svg:x="5.883cm" svg:y="8.024cm" chart:style-name="ch6">
              <text:p>Number of CPUs</text:p>
            </chart:title>
          </chart:axis>
          <chart:axis chart:dimension="y" chart:name="primary-y" chart:style-name="ch5">
            <chart:title svg:x="0.451cm" svg:y="6.455cm" chart:style-name="ch7">
              <text:p>Edges tranversed (TEPS)</text:p>
            </chart:title>
            <chart:grid chart:style-name="ch8" chart:class="major"/>
          </chart:axis>
          <chart:series chart:style-name="ch9" chart:values-cell-range-address="Sheet1.AM9:Sheet1.AM12" chart:label-cell-address="Sheet1.AM8:Sheet1.AM8" chart:class="chart:scatter">
            <chart:domain table:cell-range-address="Sheet1.AL9:Sheet1.AL12"/>
            <chart:data-point chart:repeated="4"/>
          </chart:series>
          <chart:series chart:style-name="ch10" chart:values-cell-range-address="Sheet1.AN9:Sheet1.AN12" chart:label-cell-address="Sheet1.AN8:Sheet1.AN8" chart:class="chart:scatter">
            <chart:data-point chart:repeated="4"/>
          </chart:series>
          <chart:series chart:style-name="ch11" chart:values-cell-range-address="Sheet1.AO9:Sheet1.AO12" chart:label-cell-address="Sheet1.AO8:Sheet1.AO8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Scale 10</text:p>
                <draw:g>
                  <svg:desc>Sheet1.AM8:Sheet1.AM8</svg:desc>
                </draw:g>
              </table:table-cell>
              <table:table-cell office:value-type="string">
                <text:p>Scale 12</text:p>
                <draw:g>
                  <svg:desc>Sheet1.AN8:Sheet1.AN8</svg:desc>
                </draw:g>
              </table:table-cell>
              <table:table-cell office:value-type="string">
                <text:p>Scale 15</text:p>
                <draw:g>
                  <svg:desc>Sheet1.AO8:Sheet1.AO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L9:Sheet1.AL12</svg:desc>
                </draw:g>
              </table:table-cell>
              <table:table-cell office:value-type="float" office:value="53160144.4444445">
                <text:p>53160144.4444445</text:p>
                <draw:g>
                  <svg:desc>Sheet1.AM9:Sheet1.AM12</svg:desc>
                </draw:g>
              </table:table-cell>
              <table:table-cell office:value-type="float" office:value="62022300">
                <text:p>62022300</text:p>
                <draw:g>
                  <svg:desc>Sheet1.AN9:Sheet1.AN12</svg:desc>
                </draw:g>
              </table:table-cell>
              <table:table-cell office:value-type="float" office:value="60726900">
                <text:p>60726900</text:p>
                <draw:g>
                  <svg:desc>Sheet1.AO9:Sheet1.A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5739522.2222222">
                <text:p>65739522.2222222</text:p>
              </table:table-cell>
              <table:table-cell office:value-type="float" office:value="61875588.8888889">
                <text:p>61875588.8888889</text:p>
              </table:table-cell>
              <table:table-cell office:value-type="float" office:value="59943900">
                <text:p>59943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5611388.8888889">
                <text:p>55611388.8888889</text:p>
              </table:table-cell>
              <table:table-cell office:value-type="float" office:value="61312755.5555556">
                <text:p>61312755.5555556</text:p>
              </table:table-cell>
              <table:table-cell office:value-type="float" office:value="60131333.3333333">
                <text:p>60131333.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2127488.8888889">
                <text:p>52127488.8888889</text:p>
              </table:table-cell>
              <table:table-cell office:value-type="float" office:value="59685844.4444445">
                <text:p>59685844.4444445</text:p>
              </table:table-cell>
              <table:table-cell office:value-type="float" office:value="60145000">
                <text:p>6014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865cm" svg:y="0.316cm" chart:style-name="ch2">
          <text:p>Scale vs TEP 1 node</text:p>
        </chart:title>
        <chart:legend chart:legend-position="end" svg:x="13.463cm" svg:y="3.456cm" style:legend-expansion="high" chart:style-name="ch3"/>
        <chart:plot-area chart:style-name="ch4" table:cell-range-address="Sheet1.AL15:Sheet1.AP17 Sheet1.AM14:Sheet1.AP14" chart:data-source-has-labels="row" svg:x="1.33cm" svg:y="1.301cm" svg:width="11.814cm" svg:height="6.543cm">
          <chartooo:coordinate-region svg:x="3.064cm" svg:y="1.501cm" svg:width="9.894cm" svg:height="5.696cm"/>
          <chart:axis chart:dimension="x" chart:name="primary-x" chart:style-name="ch5">
            <chart:title svg:x="6.77cm" svg:y="8.024cm" chart:style-name="ch6">
              <text:p>Scale</text:p>
            </chart:title>
          </chart:axis>
          <chart:axis chart:dimension="y" chart:name="primary-y" chart:style-name="ch5">
            <chart:title svg:x="0.451cm" svg:y="5.039cm" chart:style-name="ch7">
              <text:p>TEPS</text:p>
            </chart:title>
            <chart:grid chart:style-name="ch8" chart:class="major"/>
          </chart:axis>
          <chart:series chart:style-name="ch9" chart:values-cell-range-address="Sheet1.AM15:Sheet1.AM17" chart:label-cell-address="Sheet1.AM14:Sheet1.AM14" chart:class="chart:scatter">
            <chart:domain table:cell-range-address="Sheet1.AL15:Sheet1.AL17"/>
            <chart:data-point chart:repeated="3"/>
          </chart:series>
          <chart:series chart:style-name="ch10" chart:values-cell-range-address="Sheet1.AN15:Sheet1.AN17" chart:label-cell-address="Sheet1.AN14:Sheet1.AN14" chart:class="chart:scatter">
            <chart:data-point chart:repeated="3"/>
          </chart:series>
          <chart:series chart:style-name="ch11" chart:values-cell-range-address="Sheet1.AO15:Sheet1.AO17" chart:label-cell-address="Sheet1.AO14:Sheet1.AO14" chart:class="chart:scatter">
            <chart:data-point chart:repeated="3"/>
          </chart:series>
          <chart:series chart:style-name="ch12" chart:values-cell-range-address="Sheet1.AP15:Sheet1.AP17" chart:label-cell-address="Sheet1.AP14:Sheet1.AP14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  <table:table-cell office:value-type="string">
                <text:p>1 CPU</text:p>
                <draw:g>
                  <svg:desc>Sheet1.AM14:Sheet1.AM14</svg:desc>
                </draw:g>
              </table:table-cell>
              <table:table-cell office:value-type="string">
                <text:p>2 CPUs</text:p>
                <draw:g>
                  <svg:desc>Sheet1.AN14:Sheet1.AN14</svg:desc>
                </draw:g>
              </table:table-cell>
              <table:table-cell office:value-type="string">
                <text:p>4 CPUs</text:p>
                <draw:g>
                  <svg:desc>Sheet1.AO14:Sheet1.AO14</svg:desc>
                </draw:g>
              </table:table-cell>
              <table:table-cell office:value-type="string">
                <text:p>8 CPUs</text:p>
                <draw:g>
                  <svg:desc>Sheet1.AP14:Sheet1.AP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L15:Sheet1.AL17</svg:desc>
                </draw:g>
              </table:table-cell>
              <table:table-cell office:value-type="float" office:value="53160144.4444445">
                <text:p>53160144.4444445</text:p>
                <draw:g>
                  <svg:desc>Sheet1.AM15:Sheet1.AM17</svg:desc>
                </draw:g>
              </table:table-cell>
              <table:table-cell office:value-type="float" office:value="65739522.2222222">
                <text:p>65739522.2222222</text:p>
                <draw:g>
                  <svg:desc>Sheet1.AN15:Sheet1.AN17</svg:desc>
                </draw:g>
              </table:table-cell>
              <table:table-cell office:value-type="float" office:value="55611388.8888889">
                <text:p>55611388.8888889</text:p>
                <draw:g>
                  <svg:desc>Sheet1.AO15:Sheet1.AO17</svg:desc>
                </draw:g>
              </table:table-cell>
              <table:table-cell office:value-type="float" office:value="52127488.8888889">
                <text:p>52127488.8888889</text:p>
                <draw:g>
                  <svg:desc>Sheet1.AP15:Sheet1.A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2022300">
                <text:p>62022300</text:p>
              </table:table-cell>
              <table:table-cell office:value-type="float" office:value="61875588.8888889">
                <text:p>61875588.8888889</text:p>
              </table:table-cell>
              <table:table-cell office:value-type="float" office:value="61312755.5555556">
                <text:p>61312755.5555556</text:p>
              </table:table-cell>
              <table:table-cell office:value-type="float" office:value="59685844.4444445">
                <text:p>59685844.4444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0726900">
                <text:p>60726900</text:p>
              </table:table-cell>
              <table:table-cell office:value-type="float" office:value="59943900">
                <text:p>59943900</text:p>
              </table:table-cell>
              <table:table-cell office:value-type="float" office:value="60131333.3333333">
                <text:p>60131333.3333333</text:p>
              </table:table-cell>
              <table:table-cell office:value-type="float" office:value="60145000">
                <text:p>60145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